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3.3458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2" style:family="paragraph" style:parent-style-name="Table_20_Contents">
      <style:paragraph-properties fo:text-align="start" style:justify-single-word="false"/>
      <style:text-properties style:font-name="Liberation Serif" fo:font-size="12pt" style:font-size-asian="12pt" style:font-size-complex="12pt"/>
    </style:style>
    <style:style style:name="P3" style:family="paragraph" style:parent-style-name="Standard">
      <style:paragraph-properties fo:text-align="start" style:justify-single-word="false"/>
      <style:text-properties style:use-window-font-color="true" style:font-name="Liberation Serif"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normal" officeooo:rsid="000a95d9" officeooo:paragraph-rsid="000a95d9"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language="en" fo:country="IN" fo:font-weight="normal" style:font-name-asian="Courier New" style:font-size-asian="12pt" style:font-weight-asian="normal" style:font-name-complex="Courier New" style:font-size-complex="12pt" style:font-weight-complex="normal"/>
    </style:style>
    <style:style style:name="P9" style:family="paragraph" style:parent-style-name="Standard" style:list-style-name="L1">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11" style:family="paragraph" style:parent-style-name="Standard" style:list-style-name="L3">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12" style:family="paragraph" style:parent-style-name="Standard" style:list-style-name="L4">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13" style:family="paragraph" style:parent-style-name="Standard" style:list-style-name="L5">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14" style:family="paragraph" style:parent-style-name="Standard" style:list-style-name="L6">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15" style:family="paragraph" style:parent-style-name="Standard" style:list-style-name="L3">
      <style:paragraph-properties fo:text-align="start" style:justify-single-word="false"/>
      <style:text-properties style:font-name="Liberation Serif" fo:font-size="12pt" fo:font-weight="bold" style:font-size-asian="12pt" style:font-weight-asian="bold" style:font-size-complex="12pt" style:font-weight-complex="bold"/>
    </style:style>
    <style:style style:name="P16" style:family="paragraph" style:parent-style-name="Standard" style:list-style-name="L5">
      <style:paragraph-properties fo:text-align="start" style:justify-single-word="false"/>
      <style:text-properties style:font-name="Liberation Serif" fo:font-size="12pt" style:font-size-asian="12pt" style:font-size-complex="12pt"/>
    </style:style>
    <style:style style:name="P17"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font-name="Liberation Serif" style:font-size-asian="12pt"/>
    </style:style>
    <style:style style:name="T3" style:family="text">
      <style:text-properties fo:font-weight="normal" style:font-weight-asian="normal" style:font-weight-complex="normal"/>
    </style:style>
    <style:style style:name="T4" style:family="text">
      <style:text-properties officeooo:rsid="000cd8d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emory</text:p>
      <text:p text:style-name="P4"/>
      <text:p text:style-name="P4">Addressing scheme</text:p>
      <text:p text:style-name="P6">The addressing scheme for a computer architecture determines the following</text:p>
      <text:list xml:id="list8229491321" text:style-name="L1">
        <text:list-item>
          <text:p text:style-name="P9">The width of the address generated and hence the maximum size of memory used</text:p>
        </text:list-item>
        <text:list-item>
          <text:p text:style-name="P9">The possible address assignments for within a word</text:p>
        </text:list-item>
      </text:list>
      <text:p text:style-name="P6"/>
      <text:p text:style-name="P4">Why is the length of a word always <text:s/>power of 2</text:p>
      <text:p text:style-name="P6">For reasons associated with manipulating binary addresses. If the length of the word is a power of 2, <text:s/>converting the index of an array requires only shifts to the left(equal to the index) instead of a multiplication</text:p>
      <text:p text:style-name="P6"/>
      <text:p text:style-name="P4">Aligned addresses</text:p>
      <text:p text:style-name="P6">Addresses that are a multiple of the number of bytes that make up the word</text:p>
      <text:p text:style-name="P6"/>
      <text:p text:style-name="P3">Why is accessing data at aligned addresses faster than accessing data at unaligned addresses?</text:p>
      <text:p text:style-name="P6">In most instances, memory chips are designed as rows of words. From the memory chips perspective, the least addressable basic unit of memory is a word. Therefore all aligned addresses are basically word addresses for the memory chip which can be retrieved in one memory cycle.</text:p>
      <text:p text:style-name="P6">An unaligned address on the other hand demands of a sequence of bytes forming a word which spans across two different memory chip rows or words. This requires the memory controller to generate two accesses to memory to retrieve the two memory-chip words across which the required unaligned word is present, not to mention of the shifting required later on before presenting the word to the processor.</text:p>
      <text:p text:style-name="P6"/>
      <text:p text:style-name="P4">Unit of transfer of data between memory and processor(through the cache of course. Refer to figure 10)</text:p>
      <text:p text:style-name="P6">A word</text:p>
      <text:p text:style-name="P6"/>
      <text:p text:style-name="P4">Unit of transfer of data between memory and cache(Refer to figure 10)</text:p>
      <text:p text:style-name="P6">Block</text:p>
      <text:p text:style-name="P6"/>
      <text:p text:style-name="P4">Performance parameters</text:p>
      <text:list xml:id="list1026825221" text:style-name="L3">
        <text:list-item>
          <text:p text:style-name="P15">Memory access time</text:p>
          <text:p text:style-name="P11">Time elapsed between placing the address on the bus by the processor to the time the data is available to the processor</text:p>
        </text:list-item>
        <text:list-item>
          <text:p text:style-name="P15">Memory cycle time</text:p>
          <text:p text:style-name="P11">Time between two consecutive memory operations. Slightly larger than access time</text:p>
        </text:list-item>
        <text:list-item>
          <text:p text:style-name="P15">Memory latency</text:p>
          <text:p text:style-name="P11">Time until the first word is available after an address has been put on the bus. In case of single word transfer the memory access time and latency are the same. In case of a block transfer, the access time and latency denote two different things</text:p>
        </text:list-item>
        <text:list-item>
          <text:p text:style-name="P15">Memory bandwidth</text:p>
          <text:p text:style-name="P11">Rate of transfer of memory. This is dependent not only on the characteristics of memory but also on the transfer capability of the system bus.</text:p>
        </text:list-item>
      </text:list>
      <text:p text:style-name="P6"/>
      <text:p text:style-name="P7">Why is memory cycle time slightly larger than the memory access time?</text:p>
      <text:p text:style-name="P7"/>
      <text:p text:style-name="P4">Random access memory</text:p>
      <text:p text:style-name="P6">A memory unit whose any location can be accessed independent of the locations address in constant time.</text:p>
      <text:p text:style-name="P6"/>
      <text:p text:style-name="P4"><text:soft-page-break/>Classifications of memory based on physical characteristics and organization</text:p>
      <text:list xml:id="list406492392" text:style-name="L4">
        <text:list-item>
          <text:p text:style-name="P12">Static and dynamic</text:p>
        </text:list-item>
        <text:list-item>
          <text:p text:style-name="P12">Synchronous and asynchronous</text:p>
        </text:list-item>
      </text:list>
      <text:p text:style-name="P6"/>
      <text:p text:style-name="P4">Comparison between static memory and dynamic memory</text:p>
      <table:table table:name="Table1" table:style-name="Table1">
        <table:table-column table:style-name="Table1.A"/>
        <table:table-column table:style-name="Table1.B"/>
        <table:table-row>
          <table:table-cell table:style-name="Table1.A1" office:value-type="string">
            <text:p text:style-name="P1">Static memory</text:p>
          </table:table-cell>
          <table:table-cell table:style-name="Table1.B1" office:value-type="string">
            <text:p text:style-name="P1">Dynamic memory</text:p>
          </table:table-cell>
        </table:table-row>
        <table:table-row>
          <table:table-cell table:style-name="Table1.A2" office:value-type="string">
            <text:p text:style-name="P6">Retain their state as long as power is applied to them</text:p>
          </table:table-cell>
          <table:table-cell table:style-name="Table1.B2" office:value-type="string">
            <text:p text:style-name="P6"><text:s/>Do not retain their state indefinitely even though power is supplied. The contents of a dynamic memory must be refreshed periodically</text:p>
          </table:table-cell>
        </table:table-row>
        <table:table-row>
          <table:table-cell table:style-name="Table1.A2" office:value-type="string">
            <text:p text:style-name="P2">Constructed using transistors</text:p>
          </table:table-cell>
          <table:table-cell table:style-name="Table1.B2" office:value-type="string">
            <text:p text:style-name="P2">Constructed using capacitors</text:p>
          </table:table-cell>
        </table:table-row>
        <table:table-row>
          <table:table-cell table:style-name="Table1.A2" office:value-type="string">
            <text:p text:style-name="P8">More <text:span text:style-name="T1">transistors</text:span> required for construction of single cell. Hence more cost. </text:p>
          </table:table-cell>
          <table:table-cell table:style-name="Table1.B2" office:value-type="string">
            <text:p text:style-name="P2">Relatively lesser cost</text:p>
          </table:table-cell>
        </table:table-row>
        <table:table-row>
          <table:table-cell table:style-name="Table1.A2" office:value-type="string">
            <text:p text:style-name="P8">Also less cells can be constructed in a unit chip area</text:p>
          </table:table-cell>
          <table:table-cell table:style-name="Table1.B2" office:value-type="string">
            <text:p text:style-name="P2">Denser chip</text:p>
          </table:table-cell>
        </table:table-row>
        <table:table-row>
          <table:table-cell table:style-name="Table1.A2" office:value-type="string">
            <text:p text:style-name="P8">Faster than dynamic memory</text:p>
          </table:table-cell>
          <table:table-cell table:style-name="Table1.B2" office:value-type="string">
            <text:p text:style-name="P2">Slower than static memory</text:p>
          </table:table-cell>
        </table:table-row>
        <table:table-row>
          <table:table-cell table:style-name="Table1.A2" office:value-type="string">
            <text:p text:style-name="P8">Used to build cache</text:p>
          </table:table-cell>
          <table:table-cell table:style-name="Table1.B2" office:value-type="string">
            <text:p text:style-name="P2">Used to build main memory</text:p>
          </table:table-cell>
        </table:table-row>
        <table:table-row>
          <table:table-cell table:style-name="Table1.A2" office:value-type="string">
            <text:p text:style-name="P8">Typical access time in 2008 – 0.5 to 2.5 ns</text:p>
          </table:table-cell>
          <table:table-cell table:style-name="Table1.B2" office:value-type="string">
            <text:p text:style-name="P2">50 – 70 ns</text:p>
          </table:table-cell>
        </table:table-row>
        <table:table-row>
          <table:table-cell table:style-name="Table1.A2" office:value-type="string">
            <text:p text:style-name="P8">Cost per GB in 2008 – $2000 to $5000</text:p>
          </table:table-cell>
          <table:table-cell table:style-name="Table1.B2" office:value-type="string">
            <text:p text:style-name="P2">$20 to $75</text:p>
          </table:table-cell>
        </table:table-row>
      </table:table>
      <text:p text:style-name="P6"/>
      <text:p text:style-name="P4">Comparison between synchronous and asynchronous memory</text:p>
      <table:table table:name="Table2" table:style-name="Table2">
        <table:table-column table:style-name="Table2.A"/>
        <table:table-column table:style-name="Table2.B"/>
        <table:table-row>
          <table:table-cell table:style-name="Table2.A1" office:value-type="string">
            <text:p text:style-name="P4">Synchronous memory</text:p>
          </table:table-cell>
          <table:table-cell table:style-name="Table2.B1" office:value-type="string">
            <text:p text:style-name="P4">Asynchronous memory</text:p>
          </table:table-cell>
        </table:table-row>
        <table:table-row>
          <table:table-cell table:style-name="Table2.A2" office:value-type="string">
            <text:p text:style-name="P6">Driven by a clock.</text:p>
          </table:table-cell>
          <table:table-cell table:style-name="Table2.B2" office:value-type="string">
            <text:p text:style-name="P2">Driven by asynchronous signals generated by the transacting entities. </text:p>
            <text:p text:style-name="P2">Example of transacting entity : memory and CPU</text:p>
          </table:table-cell>
        </table:table-row>
        <table:table-row>
          <table:table-cell table:style-name="Table2.A2" office:value-type="string">
            <text:p text:style-name="P6">Synchronous memory offer a greater bandwidth while transferring a burst/block of data. It is possible to give an address and a burst length to a synchronous memory and it delivers successive words at each clock cycle(driven by the clock) without having to assert addresses individually for all of them. </text:p>
          </table:table-cell>
          <table:table-cell table:style-name="Table2.B2" office:value-type="string">
            <text:p text:style-name="P6">With asynchronous memory an address must be asserted for each word in the burst as there is no implicit driver for the transaction like a clock in the synchronous ones.</text:p>
          </table:table-cell>
        </table:table-row>
      </table:table>
      <text:p text:style-name="P4"/>
      <text:p text:style-name="P4">How are the contents of a dynamic RAM refreshed periodically?</text:p>
      <text:p text:style-name="P6">By a refreshing circuit within the RAM chip</text:p>
      <text:p text:style-name="P4"/>
      <text:p text:style-name="P4">What is page-mode of operation?</text:p>
      <text:list xml:id="list1949944433" text:style-name="L5">
        <text:list-item>
          <text:p text:style-name="P16"><text:span text:style-name="T3">If the memory width is larger than a word(Figure 13), once the first word is obtained successive words can be obtained by applying a column-select with an increase in the </text:span><text:span text:style-name="T3">column address. There is no need to use the row decoder for every successive word. RAMS come with special timing signals for this specific purpose. This completely eliminates the </text:span><text:span text:style-name="T3">row access time for successive words in the same row.</text:span></text:p>
        </text:list-item>
        <text:list-item>
          <text:p text:style-name="P13">Note that, this mode of operation is different from the speedup obtained by synchronous RAM's for burst data transfer.</text:p>
        </text:list-item>
      </text:list>
      <text:p text:style-name="P6"/>
      <text:p text:style-name="P4">DDR SDRAM</text:p>
      <text:p text:style-name="P6">Double data rate memory. Here data is transferred both on the rising and falling edge of a clock <text:soft-page-break/>cycle, doubling the bandwidth offered.</text:p>
      <text:p text:style-name="P6"/>
      <text:p text:style-name="P4">Memory modules</text:p>
      <text:p text:style-name="P6">An assembly of several memory chips on a separate small board that plugs vertically into a single socket on a motherboard.</text:p>
      <text:p text:style-name="P6">Examples : Single inline memory modules(SIMM), Dual inline memory modules(DIMM)</text:p>
      <text:p text:style-name="P6"/>
      <text:p text:style-name="P4">Memory organization(Figure 12)</text:p>
      <text:list xml:id="list1775879693" text:style-name="L6">
        <text:list-item>
          <text:p text:style-name="P14">One word organization</text:p>
          <text:list>
            <text:list-item>
              <text:p text:style-name="P14">Memory is one-word-wide and all accesses are made sequentially</text:p>
            </text:list-item>
          </text:list>
        </text:list-item>
        <text:list-item>
          <text:p text:style-name="P14">Wide memory organization</text:p>
          <text:list>
            <text:list-item>
              <text:p text:style-name="P14">Increases bandwidth by </text:p>
              <text:list>
                <text:list-item>
                  <text:p text:style-name="P14">Widening memory to contain more than one word per line and </text:p>
                </text:list-item>
                <text:list-item>
                  <text:p text:style-name="P14">Widening bus to carry more than one word at a time</text:p>
                </text:list-item>
              </text:list>
            </text:list-item>
            <text:list-item>
              <text:p text:style-name="P14">Major costs of enhancements are </text:p>
              <text:list>
                <text:list-item>
                  <text:p text:style-name="P14">Cost of wider bus</text:p>
                </text:list-item>
                <text:list-item>
                  <text:p text:style-name="P14">Cost of control and multiplexer between cache and processor</text:p>
                </text:list-item>
              </text:list>
            </text:list-item>
          </text:list>
        </text:list-item>
        <text:list-item>
          <text:p text:style-name="P14">Interleaved memory organization</text:p>
          <text:list>
            <text:list-item>
              <text:p text:style-name="P14">Consecutive words in memory are distributed among successive memory banks</text:p>
            </text:list-item>
            <text:list-item>
              <text:p text:style-name="P14">Parallel access across all banks means accesses of many words for the cost of only one latency</text:p>
            </text:list-item>
          </text:list>
        </text:list-item>
      </text:list>
      <text:p text:style-name="P6"/>
      <text:p text:style-name="P4"><text:span text:style-name="T4">Internal organization of </text:span>Memory chip<text:span text:style-name="T4">s</text:span></text:p>
      <text:p text:style-name="P6">Figure 11</text:p>
      <text:p text:style-name="P6"/>
      <text:p text:style-name="P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IN"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H46M38S</meta:editing-duration>
    <meta:editing-cycles>79</meta:editing-cycles>
    <meta:generator>LibreOffice/3.6$Linux_x86 LibreOffice_project/360m1$Build-2</meta:generator>
    <dc:date>2013-01-29T10:57:06</dc:date>
    <dc:creator>Kempa </dc:creator>
    <meta:document-statistic meta:table-count="2" meta:image-count="0" meta:object-count="0" meta:page-count="3" meta:paragraph-count="84" meta:word-count="945" meta:character-count="5554" meta:non-whitespace-character-count="4710"/>
    <meta:user-defined meta:name="Info 1"/>
    <meta:user-defined meta:name="Info 2"/>
    <meta:user-defined meta:name="Info 3"/>
    <meta:user-defined meta:name="Info 4"/>
  </office:meta>
</office:document-meta>
</file>